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4ab1" officeooo:paragraph-rsid="00004a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3:29:06.250506373</meta:creation-date>
    <dc:date>2016-01-25T13:29:19.26810162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2.8.2$Linux_X86_64 LibreOffice_project/420m0$Build-2</meta:generator>
  </office:meta>
</office:document-meta>
</file>